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enlo, Monaco, Consolas, 'Courier New', monospace"/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code-font" svg:font-family="'var code-font', 'Droid Sans Mono', monospace, monospace"/>
  </office:font-face-decls>
  <office:automatic-styles>
    <style:style style:name="P1" style:family="paragraph" style:parent-style-name="Standard">
      <style:text-properties officeooo:rsid="0011abea"/>
    </style:style>
    <style:style style:name="P2" style:family="paragraph" style:parent-style-name="Standard">
      <style:text-properties officeooo:rsid="0011abea" officeooo:paragraph-rsid="0011abea"/>
    </style:style>
    <style:style style:name="T1" style:family="text">
      <style:text-properties officeooo:rsid="001223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Cuál es la utilidad del operador de intersección?</text:p>
      <text:p text:style-name="P1"/>
      <text:p text:style-name="P2">Es batante util nos permite utilizar los tipos <text:s/>y claves de interfaces para poder obtener una tipo nuevo de la union de los dos.</text:p>
      <text:p text:style-name="P2"/>
      <text:p text:style-name="P2">Esto es bastante util para poder ser mas felxibles en <text:s/>a la hora de programar </text:p>
      <text:p text:style-name="P2"/>
      <text:p text:style-name="P2">Ejemplo</text:p>
      <text:p text:style-name="P2"/>
      <text:p text:style-name="P2">interface Colorful {</text:p>
      <text:p text:style-name="P2"><text:s text:c="2"/>color: string;</text:p>
      <text:p text:style-name="P2">}</text:p>
      <text:p text:style-name="P2">interface Circle {</text:p>
      <text:p text:style-name="P2"><text:s text:c="2"/>radius: number;</text:p>
      <text:p text:style-name="P2">}</text:p>
      <text:p text:style-name="P2"/>
      <text:p text:style-name="P2">function draw(circle: Colorful &amp; Circle) {</text:p>
      <text:p text:style-name="P2"><text:s text:c="2"/>console.log(`Color was ${circle.color}`);</text:p>
      <text:p text:style-name="P2"><text:s text:c="2"/>console.log(`Radius was ${circle.radius}`);</text:p>
      <text:p text:style-name="P2">}</text:p>
      <text:p text:style-name="P2"/>
      <text:p text:style-name="P2"><text:s/></text:p>
      <text:p text:style-name="P2">// okay</text:p>
      <text:p text:style-name="P2">draw({ color: "blue", radius: 42 });</text:p>
      <text:p text:style-name="P2"><text:s/></text:p>
      <text:p text:style-name="P2"><text:span text:style-name="T1">ttambién</text:span> podriamos <text:span text:style-name="T1">utilizar dentro de una clase:</text:span></text:p>
      <text:p text:style-name="P2"/>
      <text:p text:style-name="P2">interface Colorful {</text:p>
      <text:p text:style-name="P2"><text:s text:c="2"/>color: string;</text:p>
      <text:p text:style-name="P2">}</text:p>
      <text:p text:style-name="P2">interface Circle {</text:p>
      <text:p text:style-name="P2"><text:s text:c="2"/>radius: number;</text:p>
      <text:p text:style-name="P2">}</text:p>
      <text:p text:style-name="P2"/>
      <text:p text:style-name="P2"/>
      <text:p text:style-name="P2">class colores {</text:p>
      <text:p text:style-name="P2"><text:s text:c="2"/>private color;</text:p>
      <text:p text:style-name="P2"><text:s text:c="2"/>constructor(color:Colorful &amp; Circle){</text:p>
      <text:p text:style-name="P2"><text:s text:c="4"/>this.color = color;</text:p>
      <text:p text:style-name="P2"><text:s text:c="4"/></text:p>
      <text:p text:style-name="P2"><text:s text:c="2"/>}</text:p>
      <text:p text:style-name="P2"/>
      <text:p text:style-name="P2">}</text:p>
      <text:p text:style-name="P2"/>
      <text:p text:style-name="P2">let obj = new colores({color:"blanco", radius:42})</text:p>
      <text:p text:style-name="P2">console.log(obj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enlo, Monaco, Consolas, 'Courier New', monospace"/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code-font" svg:font-family="'var code-font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6:32:17.798621391</meta:creation-date>
    <meta:generator>LibreOffice/7.3.3.2$Linux_X86_64 LibreOffice_project/30$Build-2</meta:generator>
    <dc:date>2022-06-07T17:00:28.661583703</dc:date>
    <meta:editing-duration>PT17M32S</meta:editing-duration>
    <meta:editing-cycles>1</meta:editing-cycles>
    <meta:document-statistic meta:table-count="0" meta:image-count="0" meta:object-count="0" meta:page-count="1" meta:paragraph-count="34" meta:word-count="120" meta:character-count="801" meta:non-whitespace-character-count="681"/>
  </office:meta>
</office:document-meta>
</file>